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1DF94EE8E5573A29968.png" manifest:media-type="image/png"/>
  <manifest:file-entry manifest:full-path="Pictures/1000000100000345000001DF76AD87E68305DA4B.png" manifest:media-type="image/png"/>
  <manifest:file-entry manifest:full-path="Pictures/1000000100000345000001DF43CA3ACA5507B207.png" manifest:media-type="image/png"/>
  <manifest:file-entry manifest:full-path="Pictures/1000000100000345000001DF90F3B4C7BB390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525" officeooo:paragraph-rsid="000fe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</text:p>
      <text:p text:style-name="P1"><draw:frame draw:style-name="fr1" draw:name="Image1" text:anchor-type="char" svg:x="0.085cm" svg:y="0.9cm" svg:width="6.994cm" svg:height="4.002cm" draw:z-index="0"><draw:image xlink:href="Pictures/1000000100000345000001DF90F3B4C7BB390734.png" xlink:type="simple" xlink:show="embed" xlink:actuate="onLoad" draw:mime-type="image/png"/></draw:frame><draw:frame draw:style-name="fr1" draw:name="Image2" text:anchor-type="char" svg:x="8.41cm" svg:y="0.979cm" svg:width="7.749cm" svg:height="4.434cm" draw:z-index="1"><draw:image xlink:href="Pictures/1000000100000345000001DF43CA3ACA5507B207.png" xlink:type="simple" xlink:show="embed" xlink:actuate="onLoad" draw:mime-type="image/png"/></draw:frame><draw:frame draw:style-name="fr1" draw:name="Image3" text:anchor-type="char" svg:x="0.176cm" svg:y="5.442cm" svg:width="5.853cm" svg:height="3.35cm" draw:z-index="2"><draw:image xlink:href="Pictures/1000000100000345000001DF76AD87E68305DA4B.png" xlink:type="simple" xlink:show="embed" xlink:actuate="onLoad" draw:mime-type="image/png"/></draw:frame><draw:frame draw:style-name="fr1" draw:name="Image4" text:anchor-type="char" svg:x="7.267cm" svg:y="5.821cm" svg:width="6.593cm" svg:height="3.773cm" draw:z-index="3"><draw:image xlink:href="Pictures/1000000100000345000001DF94EE8E5573A299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39:03.277340557</meta:creation-date>
    <dc:date>2025-01-09T12:41:46.969301534</dc:date>
    <meta:editing-duration>PT2M45S</meta:editing-duration>
    <meta:editing-cycles>1</meta:editing-cycles>
    <meta:document-statistic meta:table-count="0" meta:image-count="4" meta:object-count="0" meta:page-count="1" meta:paragraph-count="1" meta:word-count="1" meta:character-count="2" meta:non-whitespace-character-count="2"/>
    <meta:generator>LibreOffice/7.3.7.2$Linux_X86_64 LibreOffice_project/30$Build-2</meta:generator>
  </office:meta>
</office:document-meta>
</file>